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a8fd5"/>
    </style:style>
    <style:style style:name="P2" style:family="paragraph" style:parent-style-name="Footer">
      <style:text-properties officeooo:paragraph-rsid="000a8fd5"/>
    </style:style>
    <style:style style:name="P3" style:family="paragraph" style:parent-style-name="Footer">
      <style:text-properties officeooo:rsid="000a8fd5" officeooo:paragraph-rsid="000a8fd5"/>
    </style:style>
    <style:style style:name="P4" style:family="paragraph" style:parent-style-name="Standard">
      <style:paragraph-properties fo:text-align="center" style:justify-single-word="false"/>
      <style:text-properties fo:font-size="20pt" officeooo:rsid="000a8fd5" officeooo:paragraph-rsid="000a8fd5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a8fd5" officeooo:paragraph-rsid="000a8fd5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a8fd5" officeooo:paragraph-rsid="000a8fd5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officeooo:rsid="000a8fd5" officeooo:paragraph-rsid="000faf9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officeooo:rsid="000a8fd5" officeooo:paragraph-rsid="000a8fd5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0a8fd5" officeooo:paragraph-rsid="000a8fd5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0a8fd5" officeooo:paragraph-rsid="000b10b0" style:font-size-asian="10.5pt" style:font-size-complex="12pt"/>
    </style:style>
    <style:style style:name="P11" style:family="paragraph" style:parent-style-name="Standard">
      <style:paragraph-properties fo:text-align="center" style:justify-single-word="false" fo:break-before="page"/>
      <style:text-properties fo:font-size="14pt" fo:font-style="normal" style:text-underline-style="solid" style:text-underline-width="auto" style:text-underline-color="font-color" fo:font-weight="normal" officeooo:rsid="000a8fd5" officeooo:paragraph-rsid="000f83ee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officeooo:rsid="000b10b0" officeooo:paragraph-rsid="000a8fd5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officeooo:rsid="000b10b0" officeooo:paragraph-rsid="000b10b0" style:font-size-asian="10.5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style:text-underline-style="none" officeooo:rsid="000c2ce3" officeooo:paragraph-rsid="000c2ce3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style:text-underline-style="none" officeooo:rsid="000dca6e" officeooo:paragraph-rsid="000dca6e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b10b0" officeooo:paragraph-rsid="000b10b0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dca6e" officeooo:paragraph-rsid="000dca6e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officeooo:rsid="001133de" officeooo:paragraph-rsid="000faf94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officeooo:rsid="0011d9d8" officeooo:paragraph-rsid="0011d9d8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officeooo:rsid="0011d9d8" officeooo:paragraph-rsid="0016a374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normal" officeooo:rsid="0011d9d8" officeooo:paragraph-rsid="0016a374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a8fd5"/>
    </style:style>
    <style:style style:name="T2" style:family="text">
      <style:text-properties officeooo:rsid="000f83ee"/>
    </style:style>
    <style:style style:name="T3" style:family="text">
      <style:text-properties officeooo:rsid="000b10b0"/>
    </style:style>
    <style:style style:name="T4" style:family="text">
      <style:text-properties officeooo:rsid="000dca6e"/>
    </style:style>
    <style:style style:name="T5" style:family="text">
      <style:text-properties officeooo:rsid="000faf94"/>
    </style:style>
    <style:style style:name="T6" style:family="text">
      <style:text-properties officeooo:rsid="001133de"/>
    </style:style>
    <style:style style:name="T7" style:family="text">
      <style:text-properties officeooo:rsid="0016a3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ocumentation Technique</text:p>
      <text:p text:style-name="P4"/>
      <text:p text:style-name="P6">1) Menu</text:p>
      <text:p text:style-name="P6"/>
      <text:p text:style-name="P8">Le menu est <text:span text:style-name="T3">intégré au fichier « index.css »</text:span>, au même niveau que l'index du site. <text:span text:style-name="T3">Le code html du menu est dans toute les pages de notre site. Pour accéder aux pages proposées par le menu, il suffit de clic sur «  accueil » pour retourner à l'accueil, faire glisser sa souris sur « Produits » permet d'afficher les pages sur lesquelles sont présentées les produits souhaités, et « plus » donne accès aux pages : « forum »,  « liens », « nous contacter » , « team ».</text:span></text:p>
      <text:p text:style-name="P12"/>
      <text:p text:style-name="P16">2) Les produits</text:p>
      <text:p text:style-name="P9"/>
      <text:p text:style-name="P10"><text:span text:style-name="T3">Les sous-menus affichés lorsque l'on glisse la souris sur «  Produits » permettent d'afficher une présentation globale des biens présentés sur le site. </text:span><text:span text:style-name="T4">Chacune</text:span><text:span text:style-name="T3"> de ses pages sont dans le même fichier que « index.html ». Sur chaque élément de la page, un bien est présenté. Le bouton « Voir le détail », est un lien faisant accéder à la page du bien en question.</text:span></text:p>
      <text:p text:style-name="P13"/>
      <text:p text:style-name="P16">3)Les biens</text:p>
      <text:p text:style-name="P16"/>
      <text:p text:style-name="P14">Toutes les pages des biens sont dans un dossier correspondant à leur catégorie. C'est à dire : </text:p>
      <text:p text:style-name="P14">-les maisons, dans le dossier « Maisons »</text:p>
      <text:p text:style-name="P14">-les Locaux commerciaux, dans le dossier « Locaux »</text:p>
      <text:p text:style-name="P14">-les immeubles, dans le dossier « Immeubles »</text:p>
      <text:p text:style-name="P14">-les terrains nus, dans le dossier « TerrainsNus »</text:p>
      <text:p text:style-name="P14">-les appartements, dans le dossier « appartements »</text:p>
      <text:p text:style-name="P14"/>
      <text:p text:style-name="P14">Les fichiers correspondants aux bien sont nommés avec la convention : </text:p>
      <text:p text:style-name="P14">« typedeproduitX »</text:p>
      <text:p text:style-name="P14"/>
      <text:p text:style-name="P14">typedeproduit correspondant au type de produit (maison, appartement...) </text:p>
      <text:p text:style-name="P14">Et X correspondant à son numéro de création et à son ordre de présentation dans la page du produit.</text:p>
      <text:p text:style-name="P14">C'est à dire que la première maison présentée dans le sous-menu des Maisons, correspond au fichier « maison1.html »</text:p>
      <text:p text:style-name="P14"/>
      <text:p text:style-name="P14"/>
      <text:p text:style-name="P17">4) Les images</text:p>
      <text:p text:style-name="P15"/>
      <text:p text:style-name="P15">Les images affichées sur le site sont stockées dans le dossier « pictures »</text:p>
      <text:p text:style-name="P15"/>
      <text:p text:style-name="P15"/>
      <text:p text:style-name="P11"><text:span text:style-name="T2">5) </text:span><text:span text:style-name="T5">Le css/ </text:span><text:span text:style-name="T6">Charte graphique </text:span></text:p>
      <text:p text:style-name="P7"><text:span text:style-name="T5">Le fichier css comporte le menu, il comporte </text:span><text:span text:style-name="T6">l'interface du slider, ainsi que la mise en forme globale du site.</text:span></text:p>
      <text:p text:style-name="P18"/>
      <text:p text:style-name="P19">La police du menu, est « Arial » tandis que tous les éléments de la page sont en police de base du navigateur. La couleur du fond de page est : « CornflowerBlue ».</text:p>
      <text:p text:style-name="P19">Chaques élements sur les pages sont entourés d'une bordure sont en blanc, avec une opacité de 0,3, ce qui a pour effet d'afficher un bleu un peu plus clair que le reste de la page. </text:p>
      <text:p text:style-name="P19"/>
      <text:p text:style-name="P21"><text:span text:style-name="T7">6) Générateur de PDF</text:span></text:p>
      <text:p text:style-name="P21"><text:span text:style-name="T7"/></text:p>
      <text:p text:style-name="P20"><text:span text:style-name="T7">Le générateur de pdf est contenu dans le dossier « js ». Il correspond au fichier « pdfFromHTML.js ». Il utilise les plugins « jquery » et « jspdf » pour transformer la partie information des produits en PDF. Les images ne sont pas incluses dans le pdf pour alléger le document.</text:span></text:p>
      <text:p text:style-name="P20"><text:span text:style-name="T7"/></text:p>
      <text:p text:style-name="P21"><text:span text:style-name="T7">7) Le slider</text:span></text:p>
      <text:p text:style-name="P20"><text:span text:style-name="T7">Le slider est codé dans l'html de chaque produits, il correspond en réalitéà un formulaire de type « Radio », avec une image en fond pour chaque boutons. Ainsi, on clique simplement sur l'image que l'on souhaite afficher en plus gros. ( La première image de chaque fichier est définit comme affichage de base. ) </text:span></text:p>
      <text:p text:style-name="P20"><text:span text:style-name="T7">Les images sont nommées conformément à la convention </text:span></text:p>
      <text:p text:style-name="P20"><text:span text:style-name="T7">imageXtypedeproduitY</text:span></text:p>
      <text:p text:style-name="P20"><text:span text:style-name="T7"/></text:p>
      <text:p text:style-name="P20"><text:span text:style-name="T7">X correspondant au numéro de l'image, le typedeproduit au type de produit, et Y au numéro du type de produit.</text:span></text:p>
      <text:p text:style-name="P20"><text:span text:style-name="T7"/></text:p>
      <text:p text:style-name="P20"><text:span text:style-name="T7"/></text:p>
      <text:p text:style-name="P20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8fd5"/>
    </style:style>
    <style:style style:name="MP2" style:family="paragraph" style:parent-style-name="Footer">
      <style:text-properties officeooo:paragraph-rsid="000a8fd5"/>
    </style:style>
    <style:style style:name="MP3" style:family="paragraph" style:parent-style-name="Footer">
      <style:text-properties officeooo:rsid="000a8fd5" officeooo:paragraph-rsid="000a8fd5"/>
    </style:style>
    <style:style style:name="MT1" style:family="text">
      <style:text-properties officeooo:rsid="000a8fd5"/>
    </style:style>
    <style:style style:name="MT2" style:family="text">
      <style:text-properties officeooo:rsid="000f83e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span text:style-name="MT1">PPE2- Mission 2 <text:s text:c="3"/><text:tab/>BTS SIO 1ere Année</text:span></text:p>
        <text:p text:style-name="MP1">________________________________________________________________________________</text:p>
      </style:header>
      <style:footer>
        <text:p text:style-name="MP2"><text:span text:style-name="MT1">Aydogdu Bekir<text:tab/></text:span><text:span text:style-name="MT2">Documentation Technique</text:span><text:span text:style-name="MT1"><text:tab/></text:span><text:span text:style-name="MT1"><text:page-number text:select-page="current">2</text:page-number></text:span><text:span text:style-name="MT1">/</text:span><text:span text:style-name="MT1"><text:page-count>2</text:page-count></text:span></text:p>
        <text:p text:style-name="MP3">Bearez Antoine<text:tab/><text:span text:style-name="MT2">Agence Immobilière</text:span></text:p>
        <text:p text:style-name="MP3">Lecompte Quenti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3:42:01.37</meta:creation-date>
    <dc:date>2018-02-19T14:22:36.36</dc:date>
    <meta:editing-duration>PT52M30S</meta:editing-duration>
    <meta:editing-cycles>10</meta:editing-cycles>
    <meta:generator>LibreOffice/4.0.3.3$Windows_x86 LibreOffice_project/0eaa50a932c8f2199a615e1eb30f7ac74279539</meta:generator>
    <meta:document-statistic meta:table-count="0" meta:image-count="0" meta:object-count="0" meta:page-count="2" meta:paragraph-count="35" meta:word-count="557" meta:character-count="3172" meta:non-whitespace-character-count="2635"/>
  </office:meta>
</office:document-meta>
</file>